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ynchburg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6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8">
            <text:p>8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4">
            <text:p>4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24">
            <text:p>24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">
            <text:p>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97">
            <text:p>597</text:p>
          </table:table-cell>
          <table:table-cell table:style-name="ce22" office:value-type="float" office:value="16">
            <text:p>16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5">
            <text:p>5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73">
            <text:p>873</text:p>
          </table:table-cell>
          <table:table-cell table:style-name="ce22" office:value-type="float" office:value="21">
            <text:p>2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5">
            <text:p>5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665">
            <text:p>2665</text:p>
          </table:table-cell>
          <table:table-cell table:style-name="ce22" office:value-type="float" office:value="98">
            <text:p>98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8">
            <text:p>8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23">
            <text:p>223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8">
            <text:p>8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57">
            <text:p>357</text:p>
          </table:table-cell>
          <table:table-cell table:style-name="ce22" office:value-type="float" office:value="6">
            <text:p>6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063">
            <text:p>2063</text:p>
          </table:table-cell>
          <table:table-cell table:style-name="ce22" office:value-type="float" office:value="77">
            <text:p>77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570">
            <text:p>3570</text:p>
          </table:table-cell>
          <table:table-cell table:style-name="ce22" office:value-type="float" office:value="150">
            <text:p>15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235">
            <text:p>6235</text:p>
          </table:table-cell>
          <table:table-cell table:style-name="ce22" office:value-type="float" office:value="248">
            <text:p>248</text:p>
          </table:table-cell>
          <table:table-cell table:number-columns-repeated="6" table:style-name="ce22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